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1cm" fo:min-width="1.74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57cm" fo:min-width="3.624cm"/>
    </style:style>
    <style:style style:name="gr4" style:family="graphic" style:parent-style-name="standard">
      <style:graphic-properties draw:textarea-horizontal-align="justify" draw:textarea-vertical-align="middle" draw:auto-grow-height="false" fo:min-height="0.767cm" fo:min-width="2.718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2.633cm"/>
    </style:style>
    <style:style style:name="gr6" style:family="graphic" style:parent-style-name="standard">
      <style:graphic-properties draw:textarea-horizontal-align="justify" draw:textarea-vertical-align="middle" draw:auto-grow-height="false" fo:min-height="0.656cm" fo:min-width="2.872cm"/>
    </style:style>
    <style:style style:name="gr7" style:family="graphic" style:parent-style-name="standard">
      <style:graphic-properties draw:textarea-horizontal-align="justify" draw:textarea-vertical-align="middle" draw:auto-grow-height="false" fo:min-height="0.557cm" fo:min-width="3.051cm"/>
    </style:style>
    <style:style style:name="gr8" style:family="graphic" style:parent-style-name="standard">
      <style:graphic-properties draw:textarea-horizontal-align="justify" draw:textarea-vertical-align="middle" draw:auto-grow-height="false" fo:min-height="0.557cm" fo:min-width="2.922cm"/>
    </style:style>
    <style:style style:name="gr9" style:family="graphic" style:parent-style-name="standard">
      <style:graphic-properties draw:textarea-horizontal-align="justify" draw:textarea-vertical-align="middle" draw:auto-grow-height="false" fo:min-height="1.021cm" fo:min-width="2.5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175cm" svg:x="1.889cm" svg:y="1.508cm">
          <text:p text:style-name="P1">Fong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3.54cm" svg:y1="4.683cm" svg:x2="3.54cm" svg:y2="6.08cm">
          <text:p/>
        </draw:line>
        <draw:custom-shape draw:style-name="gr3" draw:text-style-name="P1" draw:layer="layout" svg:width="4.572cm" svg:height="1.143cm" svg:x="1.508cm" svg:y="6.08cm">
          <text:p text:style-name="P1">oscVo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layer="layout" svg:width="4.826cm" svg:height="1.016cm" svg:x="1.508cm" svg:y="8.62cm">
          <text:p text:style-name="P1">filter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2" draw:layer="layout" svg:x1="3.667cm" svg:y1="7.223cm" svg:x2="3.667cm" svg:y2="8.62cm">
          <text:p/>
        </draw:line>
        <draw:line draw:style-name="gr2" draw:text-style-name="P2" draw:layer="layout" svg:x1="3.54cm" svg:y1="9.636cm" svg:x2="3.54cm" svg:y2="11.287cm">
          <text:p/>
        </draw:line>
        <draw:custom-shape draw:style-name="gr3" draw:text-style-name="P1" draw:layer="layout" svg:width="4.572cm" svg:height="1.143cm" svg:x="1.381cm" svg:y="11.16cm">
          <text:p text:style-name="P1">oscVolOffs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4.699cm" svg:height="1.143cm" svg:x="1.635cm" svg:y="19.796cm">
          <text:p text:style-name="P1">oscPanCtrl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line draw:style-name="gr2" draw:text-style-name="P2" draw:layer="layout" svg:x1="2.27cm" svg:y1="12.303cm" svg:x2="2.27cm" svg:y2="19.796cm">
          <text:p/>
        </draw:line>
        <draw:custom-shape draw:style-name="gr3" draw:text-style-name="P1" draw:layer="layout" svg:width="4.572cm" svg:height="1.143cm" svg:x="7.858cm" svg:y="22.844cm">
          <text:p text:style-name="P1">mainVo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draw:layer="layout" svg:width="3.937cm" svg:height="1.27cm" svg:x="3.159cm" svg:y="13.7cm">
          <text:p text:style-name="P1">delay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2" draw:layer="layout" svg:x1="4.937cm" svg:y1="12.303cm" svg:x2="4.937cm" svg:y2="13.7cm">
          <text:p/>
        </draw:line>
        <draw:custom-shape draw:style-name="gr7" draw:text-style-name="P1" draw:layer="layout" svg:width="3.937cm" svg:height="1.143cm" svg:x="5.699cm" svg:y="15.605cm">
          <text:p text:style-name="P1">delayGa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4.937cm" svg:y1="14.97cm" svg:x2="6.08cm" svg:y2="15.732cm">
          <text:p/>
        </draw:line>
        <draw:line draw:style-name="gr2" draw:text-style-name="P2" draw:layer="layout" svg:x1="8.239cm" svg:y1="15.605cm" svg:x2="5.953cm" svg:y2="11.795cm">
          <text:p/>
        </draw:line>
        <draw:custom-shape draw:style-name="gr3" draw:text-style-name="P1" draw:layer="layout" svg:width="4.572cm" svg:height="1.143cm" svg:x="3.667cm" svg:y="18.018cm">
          <text:p text:style-name="P1">Feedba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7.985cm" svg:y1="16.748cm" svg:x2="7.096cm" svg:y2="18.018cm">
          <text:p/>
        </draw:line>
        <draw:line draw:style-name="gr2" draw:text-style-name="P2" draw:layer="layout" svg:x1="5.064cm" svg:y1="18.018cm" svg:x2="4.937cm" svg:y2="14.97cm">
          <text:p/>
        </draw:line>
        <draw:line draw:style-name="gr2" draw:text-style-name="P2" draw:layer="layout" svg:x1="3.667cm" svg:y1="20.939cm" svg:x2="8.239cm" svg:y2="22.971cm">
          <text:p/>
        </draw:line>
        <draw:custom-shape draw:style-name="gr1" draw:text-style-name="P1" draw:layer="layout" svg:width="3.175cm" svg:height="3.175cm" svg:x="13.065cm" svg:y="1.508cm">
          <text:p text:style-name="P1">Fong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14.716cm" svg:y1="4.683cm" svg:x2="14.716cm" svg:y2="6.08cm">
          <text:p/>
        </draw:line>
        <draw:custom-shape draw:style-name="gr3" draw:text-style-name="P1" draw:layer="layout" svg:width="4.572cm" svg:height="1.143cm" svg:x="12.684cm" svg:y="6.08cm">
          <text:p text:style-name="P1">oscVo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layer="layout" svg:width="4.826cm" svg:height="1.016cm" svg:x="12.684cm" svg:y="8.62cm">
          <text:p text:style-name="P1">filter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2" draw:layer="layout" svg:x1="14.843cm" svg:y1="7.223cm" svg:x2="14.843cm" svg:y2="8.62cm">
          <text:p/>
        </draw:line>
        <draw:line draw:style-name="gr2" draw:text-style-name="P2" draw:layer="layout" svg:x1="14.716cm" svg:y1="9.636cm" svg:x2="14.716cm" svg:y2="11.287cm">
          <text:p/>
        </draw:line>
        <draw:custom-shape draw:style-name="gr3" draw:text-style-name="P1" draw:layer="layout" svg:width="4.572cm" svg:height="1.143cm" svg:x="12.557cm" svg:y="11.16cm">
          <text:p text:style-name="P1">oscVolOffs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4.699cm" svg:height="1.143cm" svg:x="13.065cm" svg:y="19.923cm">
          <text:p text:style-name="P1">oscPanCtrl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line draw:style-name="gr2" draw:text-style-name="P2" draw:layer="layout" svg:x1="13.446cm" svg:y1="12.303cm" svg:x2="13.446cm" svg:y2="20.05cm">
          <text:p/>
        </draw:line>
        <draw:custom-shape draw:style-name="gr6" draw:text-style-name="P1" draw:layer="layout" svg:width="3.937cm" svg:height="1.27cm" svg:x="14.081cm" svg:y="13.954cm">
          <text:p text:style-name="P1">delay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2" draw:layer="layout" svg:x1="16.113cm" svg:y1="12.303cm" svg:x2="16.113cm" svg:y2="13.954cm">
          <text:p/>
        </draw:line>
        <draw:custom-shape draw:style-name="gr8" draw:text-style-name="P1" draw:layer="layout" svg:width="3.794cm" svg:height="1.143cm" svg:x="16.51cm" svg:y="15.923cm">
          <text:p text:style-name="P1">delayGa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15.859cm" svg:y1="15.224cm" svg:x2="17.002cm" svg:y2="15.986cm">
          <text:p/>
        </draw:line>
        <draw:line draw:style-name="gr2" draw:text-style-name="P2" draw:layer="layout" svg:x1="19.034cm" svg:y1="15.859cm" svg:x2="17.129cm" svg:y2="11.795cm">
          <text:p/>
        </draw:line>
        <draw:custom-shape draw:style-name="gr3" draw:text-style-name="P1" draw:layer="layout" svg:width="4.572cm" svg:height="1.143cm" svg:x="14.589cm" svg:y="18.272cm">
          <text:p text:style-name="P1">Feedba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18.907cm" svg:y1="17.002cm" svg:x2="18.018cm" svg:y2="18.272cm">
          <text:p/>
        </draw:line>
        <draw:line draw:style-name="gr2" draw:text-style-name="P2" draw:layer="layout" svg:x1="15.986cm" svg:y1="18.272cm" svg:x2="15.859cm" svg:y2="15.224cm">
          <text:p/>
        </draw:line>
        <draw:line draw:style-name="gr2" draw:text-style-name="P2" draw:layer="layout" svg:x1="15.097cm" svg:y1="21.066cm" svg:x2="12.176cm" svg:y2="23.098cm">
          <text:p/>
        </draw:line>
        <draw:custom-shape draw:style-name="gr9" draw:text-style-name="P1" draw:layer="layout" svg:width="4.572cm" svg:height="1.27cm" svg:x="7.858cm" svg:y="24.876cm">
          <text:p text:style-name="P1">Speakers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2" draw:text-style-name="P2" draw:layer="layout" svg:x1="10.017cm" svg:y1="23.987cm" svg:x2="10.017cm" svg:y2="24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8:46:13.935524482</meta:creation-date>
    <dc:date>2015-12-06T19:25:35.932645659</dc:date>
    <meta:editing-duration>PT23M59S</meta:editing-duration>
    <meta:editing-cycles>6</meta:editing-cycles>
    <meta:generator>LibreOffice/5.0.2.2$Linux_X86_64 LibreOffice_project/00m0$Build-2</meta:generator>
    <meta:document-statistic meta:object-count="39"/>
  </office:meta>
</office:document-meta>
</file>